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mily-generic="swiss"/>
    <style:font-face style:name="Lucida Sans1" svg:font-family="'Lucida Sans'" style:font-family-generic="swiss"/>
    <style:font-face style:name="MS Office Symbol Semibold" svg:font-family="'MS Office Symbol Semibold'" style:font-pitch="variable"/>
    <style:font-face style:name="Imprint MT Shadow" svg:font-family="'Imprint MT Shadow'" style:font-family-generic="decorative" style:font-pitch="variable"/>
    <style:font-face style:name="Niagara Solid" svg:font-family="'Niagara Solid'" style:font-family-generic="decorative" style:font-pitch="variable"/>
    <style:font-face style:name="Perpetua Titling MT" svg:font-family="'Perpetua Titling M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Regular" style:font-family-generic="swiss" style:font-pitch="variable"/>
    <style:font-face style:name="Arial Black" svg:font-family="'Arial Black'" style:font-family-generic="swiss" style:font-pitch="variable"/>
    <style:font-face style:name="Arial Rounded MT Bold" svg:font-family="'Arial Rounded MT Bol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007in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style:font-name="Arial"/>
    </style:style>
    <style:style style:name="P3" style:family="paragraph" style:parent-style-name="Standard">
      <style:text-properties style:font-name="Arial" fo:font-weight="bold" style:font-weight-asian="bold" style:font-weight-complex="bold"/>
    </style:style>
    <style:style style:name="P4" style:family="paragraph" style:parent-style-name="Standard">
      <style:text-properties style:text-outline="true" style:font-name="Arial2" fo:font-size="24pt" fo:font-weight="normal" fo:background-color="transparent" style:font-size-asian="24pt" style:font-weight-asian="normal" style:font-size-complex="24pt" style:font-weight-complex="normal"/>
    </style:style>
    <style:style style:name="P5" style:family="paragraph" style:parent-style-name="Standard">
      <style:paragraph-properties fo:background-color="#111111">
        <style:background-image/>
      </style:paragraph-properties>
      <style:text-properties style:font-name="Arial"/>
    </style:style>
    <style:style style:name="P6" style:family="paragraph" style:parent-style-name="Table_20_Contents">
      <style:text-properties style:font-name="Arial" fo:font-size="12pt" fo:font-weight="bold" style:font-size-asian="12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T5" style:family="text">
      <style:text-properties style:use-window-font-color="true" style:text-outline="true" fo:font-size="32pt" fo:text-shadow="none" fo:font-weight="bold" fo:background-color="transparent" style:font-size-asian="32pt" style:font-weight-asian="bold" style:font-size-complex="32pt" style:font-weight-complex="bold"/>
    </style:style>
    <style:style style:name="T6" style:family="text">
      <style:text-properties style:use-window-font-color="true" style:text-outline="true" fo:font-size="32pt" fo:text-shadow="none" fo:font-weight="normal" fo:background-color="transparent" style:font-size-asian="32pt" style:font-weight-asian="normal" style:font-size-complex="32pt" style:font-weight-complex="normal"/>
    </style:style>
    <style:style style:name="T7" style:family="text">
      <style:text-properties style:use-window-font-color="true" fo:font-size="24pt" fo:font-weight="bold" style:font-size-asian="24pt" style:font-weight-asian="bold" style:font-size-complex="24pt" style:font-weight-complex="bold"/>
    </style:style>
    <style:style style:name="T8" style:family="text">
      <style:text-properties style:font-name="Arial1" style:font-name-asian="Arial1" style:font-name-complex="Arial1"/>
    </style:style>
    <style:style style:name="T9" style:family="text">
      <style:text-properties style:font-name="Arial1" fo:font-weight="bold" style:font-name-asian="Arial1" style:font-weight-asian="bold" style:font-name-complex="Arial1" style:font-weight-complex="bold"/>
    </style:style>
    <style:style style:name="T10" style:family="text">
      <style:text-properties style:font-name="Arial1" fo:font-weight="normal" style:font-name-asian="Arial1" style:font-weight-asian="normal" style:font-name-complex="Arial1" style:font-weight-complex="normal"/>
    </style:style>
    <style:style style:name="fr1"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6">PreLAB</text:span><text:tab/> <text:s text:c="3"/><text:span text:style-name="T7">BIOLOGICAL PRINCIPLES I</text:span></text:p>
      <text:p text:style-name="P4">Natural Selection &amp; Scientific Process</text:p>
      <text:p text:style-name="P5"><text:span text:style-name="T10"/></text:p>
      <text:p text:style-name="P2"/>
      <text:p text:style-name="P2">NAME<text:span text:style-name="T3"> Timothy Cayer<text:tab/><text:tab/><text:tab/></text:span><text:span text:style-name="T4"><text:tab/><text:tab/>DATE</text:span><text:span text:style-name="T3"> 9/11/17<text:tab/><text:tab/><text:tab/><text:tab/> <text:s text:c="2"/></text:span></text:p>
      <text:p text:style-name="P2"/>
      <table:table table:name="Table1" table:style-name="Table1">
        <table:table-column table:style-name="Table1.A"/>
        <table:table-row>
          <table:table-cell table:style-name="Table1.A1" office:value-type="string">
            <text:p text:style-name="P6">Read the lab exercise for next weeks lab and answer the following questions. Please make sure you bring the lab exercise and these questions completed to the next lab.</text:p>
          </table:table-cell>
        </table:table-row>
      </table:table>
      <text:p text:style-name="P2"/>
      <text:p text:style-name="P2">1. What two population characteristics are the necessary components for natural selection?</text:p>
      <text:p text:style-name="P2"><text:tab/>Hereditary variations and overproduction.</text:p>
      <text:p text:style-name="P2"/>
      <text:p text:style-name="P2">2. How is each one simulated in our experiment?</text:p>
      <text:p text:style-name="P2"/>
      <text:p text:style-name="P2"><text:tab/>We will simulate the organisms using large, colored craft beads. The varying population is simulated due to the 3 different colors of the craft beads. Overproduction is simulated due to the background color of the container, giving one type of bead an advantage over the others, potentially influencing the population.</text:p>
      <text:p text:style-name="P2"/>
      <text:p text:style-name="P2">3. Based on the characteristics of our model population, what is the basic hypothesis this experiment is designed to test?</text:p>
      <text:p text:style-name="P2"/>
      <text:p text:style-name="P2"><text:tab/>The hypothesis is: Does the gene for color determine the survival rate for a population.</text:p>
      <text:p text:style-name="P2"/>
      <text:p text:style-name="P2">4. Read the procedure section carefully, and see if you can identify 3 procedures designed to keep experimental conditions the same for all the groups.</text:p>
      <text:p text:style-name="P2"/>
      <text:p text:style-name="P3"><text:span text:style-name="T1"><text:tab/>Each group starts with the same amount of large beads. Each group has a time limit of 30 seconds. Each round, every group will select a different member to be the predator.</text:span></text:p>
      <text:p text:style-name="P3"><text:span text:style-name="T1"><text:tab/></text:span></text:p>
      <text:p text:style-name="P3">What are such procedures called?</text:p>
      <text:p text:style-name="P3"><text:span text:style-name="T1"><text:tab/>These are known as controls.</text:span></text:p>
      <text:p text:style-name="P3"><text:span text:style-name="T1"/></text:p>
      <text:p text:style-name="P3"><text:span text:style-name="T1">5. A population of beads contains 15 red beads, 20 pink beads and 5 white beads.</text:span></text:p>
      <text:p text:style-name="P3"><text:span text:style-name="T1"><text:s text:c="4"/>Calculate </text:span>R and W.</text:p>
      <text:p text:style-name="P1"><text:span text:style-name="T1"><draw:frame draw:style-name="fr1" draw:name="Object1" text:anchor-type="as-char" svg:y="-0.9217in" svg:width="2.289in" svg:height="1.7835in" draw:z-index="0"><draw:object xlink:href="./Object 1" xlink:type="simple" xlink:show="embed" xlink:actuate="onLoad"/><draw:image xlink:href="./ObjectReplacements/Object 1" xlink:type="simple" xlink:show="embed" xlink:actuate="onLoad"/></draw:fra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mily-generic="swiss"/>
    <style:font-face style:name="Lucida Sans1" svg:font-family="'Lucida Sans'" style:font-family-generic="swiss"/>
    <style:font-face style:name="MS Office Symbol Semibold" svg:font-family="'MS Office Symbol Semibold'" style:font-pitch="variable"/>
    <style:font-face style:name="Imprint MT Shadow" svg:font-family="'Imprint MT Shadow'" style:font-family-generic="decorative" style:font-pitch="variable"/>
    <style:font-face style:name="Niagara Solid" svg:font-family="'Niagara Solid'" style:font-family-generic="decorative" style:font-pitch="variable"/>
    <style:font-face style:name="Perpetua Titling MT" svg:font-family="'Perpetua Titling M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Regular" style:font-family-generic="swiss" style:font-pitch="variable"/>
    <style:font-face style:name="Arial Black" svg:font-family="'Arial Black'" style:font-family-generic="swiss" style:font-pitch="variable"/>
    <style:font-face style:name="Arial Rounded MT Bold" svg:font-family="'Arial Rounded MT Bol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mothy Cayer</meta:initial-creator>
    <meta:creation-date>2017-09-13T14:40:31.87</meta:creation-date>
    <dc:date>2017-09-13T16:24:37.11</dc:date>
    <dc:creator>Timothy Cayer</dc:creator>
    <meta:editing-duration>PT55M22S</meta:editing-duration>
    <meta:editing-cycles>3</meta:editing-cycles>
    <meta:generator>OpenOffice/4.1.3$Win32 OpenOffice.org_project/413m1$Build-9783</meta:generator>
    <meta:document-statistic meta:table-count="1" meta:image-count="0" meta:object-count="1" meta:page-count="1" meta:paragraph-count="18" meta:word-count="240" meta:character-count="1479"/>
  </office:meta>
</office:document-meta>
</file>

<file path=Object 1/content.xml><?xml version="1.0" encoding="utf-8"?>
<math xmlns="http://www.w3.org/1998/Math/MathML">
  <semantics>
    <mtable>
      <mtr>
        <mtd>
          <mrow>
            <mrow>
              <mi>R</mi>
              <mo stretchy="false">=</mo>
              <mfrac>
                <mrow>
                  <mrow>
                    <mrow>
                      <mo stretchy="false">(</mo>
                      <mrow>
                        <mrow>
                          <mn>15</mn>
                          <mo stretchy="false">×</mo>
                          <mn>2</mn>
                        </mrow>
                      </mrow>
                      <mo stretchy="false">)</mo>
                    </mrow>
                    <mo stretchy="false">+</mo>
                    <mn>20</mn>
                  </mrow>
                </mrow>
                <mrow>
                  <mrow>
                    <mrow>
                      <mo stretchy="false">(</mo>
                      <mrow>
                        <mrow>
                          <mrow>
                            <mn>15</mn>
                            <mo stretchy="false">+</mo>
                            <mn>20</mn>
                          </mrow>
                          <mo stretchy="false">+</mo>
                          <mn>5</mn>
                        </mrow>
                      </mrow>
                      <mo stretchy="false">)</mo>
                    </mrow>
                    <mo stretchy="false">×</mo>
                    <mn>2</mn>
                  </mrow>
                </mrow>
              </mfrac>
            </mrow>
          </mrow>
        </mtd>
      </mtr>
      <mtr>
        <mtd>
          <mrow>
            <mrow>
              <mi>R</mi>
              <mo stretchy="false">=</mo>
              <mfrac>
                <mrow>
                  <mrow>
                    <mn>30</mn>
                    <mo stretchy="false">+</mo>
                    <mn>20</mn>
                  </mrow>
                </mrow>
                <mrow>
                  <mrow>
                    <mn>40</mn>
                    <mo stretchy="false">×</mo>
                    <mn>2</mn>
                  </mrow>
                </mrow>
              </mfrac>
            </mrow>
          </mrow>
        </mtd>
      </mtr>
      <mtr>
        <mtd>
          <mrow>
            <munder accentunder="true">
              <mrow>
                <mrow>
                  <mi>R</mi>
                  <mo stretchy="false">=</mo>
                  <mfrac>
                    <mrow>
                      <mn>50</mn>
                    </mrow>
                    <mrow>
                      <mn>80</mn>
                    </mrow>
                  </mfrac>
                </mrow>
                <mrow>
                  <mtext> </mtext>
                  <mo stretchy="false">=</mo>
                  <mtext> </mtext>
                </mrow>
                <mfrac>
                  <mrow>
                    <mn>5</mn>
                  </mrow>
                  <mrow>
                    <mn>8</mn>
                  </mrow>
                </mfrac>
                <mrow>
                  <mtext> </mtext>
                  <mo stretchy="false">=</mo>
                  <mtext> </mtext>
                </mrow>
                <mrow>
                  <mn>0.625</mn>
                </mrow>
                <mtext> or </mtext>
                <mrow>
                  <mn>62.5</mn>
                  <mtext>%</mtext>
                </mrow>
              </mrow>
              <mo>̲</mo>
            </munder>
          </mrow>
        </mtd>
      </mtr>
      <mtr>
        <mtd>
          <mrow>
            <mrow>
              <mi>W</mi>
              <mo stretchy="false">=</mo>
              <mrow>
                <mrow>
                  <mn>1</mn>
                  <mo stretchy="false">−</mo>
                  <mi>R</mi>
                </mrow>
              </mrow>
            </mrow>
          </mrow>
        </mtd>
      </mtr>
      <mtr>
        <mtd>
          <mrow>
            <mrow>
              <mi>W</mi>
              <mo stretchy="false">=</mo>
              <mrow>
                <mrow>
                  <mn>1</mn>
                  <mo stretchy="false">−</mo>
                  <mn>0.625</mn>
                </mrow>
              </mrow>
            </mrow>
          </mrow>
        </mtd>
      </mtr>
      <mtr>
        <mtd>
          <mrow>
            <munder accentunder="true">
              <mrow>
                <mrow>
                  <mi>W</mi>
                  <mo stretchy="false">=</mo>
                  <mrow>
                    <mn>0.375</mn>
                  </mrow>
                </mrow>
                <mtext> or </mtext>
                <mrow>
                  <mn>37.5</mn>
                  <mtext>%</mtext>
                </mrow>
              </mrow>
              <mo>̲</mo>
            </munder>
          </mrow>
        </mtd>
      </mtr>
    </mtable>
    <annotation encoding="StarMath 5.0">R = {( 15 times 2 ) + 20 } over { (15 + 20 + 5) times 2 }
newline
R = { 30 + 20 } over { 40 times 2 }
newline
underline { R = { 50 } over { 80 } " " = " " { 5 } over { 8 } " " = " " { 0.625 } " or " { 62.5 "%" } }
newline
W = { 1 - R }
newline
W = { 1 - 0.625 }
newline
underline { W = { 0.375 } " or " { 37.5 "%" } }</annotation>
  </semantics>
</math>
</file>